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.035cm" svg:stroke-color="#32549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32549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22" style:family="graphic" style:parent-style-name="standard">
      <style:graphic-properties svg:stroke-color="#000000" draw:fill-color="#ff8000" draw:textarea-horizontal-align="justify" draw:textarea-vertical-align="middle" draw:auto-grow-height="false" fo:min-height="0.385cm" fo:min-width="0.135cm"/>
      <style:paragraph-properties style:writing-mode="lr-tb"/>
    </style:style>
    <style:style style:name="gr23" style:family="graphic" style:parent-style-name="standard">
      <style:graphic-properties svg:stroke-color="#000000" draw:fill-color="#8d1d75" draw:textarea-horizontal-align="justify" draw:textarea-vertical-align="middle" draw:auto-grow-height="false" fo:min-height="0.385cm" fo:min-width="0.1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="Arrowheads_20_1" draw:marker-start-width="0.23cm" draw:marker-end="Arrowheads_20_2" draw:marker-end-width="0.23cm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svg:stroke-color="#000000" draw:fill-color="#ffc000" draw:textarea-horizontal-align="justify" draw:textarea-vertical-align="middle" draw:auto-grow-height="false" fo:min-height="0.385cm" fo:min-width="0.135cm"/>
      <style:paragraph-properties style:writing-mode="lr-tb"/>
    </style:style>
    <style:style style:name="gr27" style:family="graphic" style:parent-style-name="objectwithoutfill">
      <style:graphic-properties svg:stroke-width="0.028cm" svg:stroke-color="#000000" draw:marker-start-width="0.242cm" draw:marker-end="Arrowheads_20_3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ff8000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8d1d75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color="#000000" loext:opacity="100%"/>
    </style:style>
    <style:style style:name="P15" style:family="paragraph">
      <style:paragraph-properties fo:text-align="center"/>
    </style:style>
    <style:style style:name="P16" style:family="paragraph">
      <loext:graphic-properties draw:fill-color="#ffc000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3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20.035cm 11.1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3.696cm" svg:x2="1.907cm" svg:y2="11.232cm">
          <text:p/>
        </draw:line>
        <draw:custom-shape draw:name="Rectangle 8" draw:style-name="gr4" draw:text-style-name="P4" draw:layer="layout" svg:width="5.385cm" svg:height="0.607cm" svg:x="2.342cm" svg:y="5.979cm">
          <text:p text:style-name="P3"><text:span text:style-name="T1">Row i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5" draw:layer="layout" svg:width="0.613cm" svg:height="0.638cm" draw:transform="rotate (-1.5707963267949) translate (22.68cm 5.97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" draw:layer="layout" svg:width="5.386cm" svg:height="7.536cm" draw:transform="rotate (1.5707963267949) translate (10.169cm 10.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6" draw:layer="layout" svg:width="5.386cm" svg:height="0.607cm" draw:transform="rotate (-1.5707963267949) translate (12.479cm 4.973cm)">
          <text:p text:style-name="P3"><text:span text:style-name="T1">Column 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8" draw:text-style-name="P2" draw:layer="layout" svg:width="5.112cm" svg:height="0.001cm" svg:x="2.479cm" svg:y="5.6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9" draw:text-style-name="P2" draw:layer="layout" svg:width="0.001cm" svg:height="4.816cm" svg:x="12.791cm" svg:y="5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7" draw:layer="layout" svg:width="1.083cm" svg:height="1.434cm" svg:x="7.763cm" svg:y="6.53cm">
          <text:p text:style-name="P3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7" draw:layer="layout" svg:width="1.325cm" svg:height="1.436cm" svg:x="17.613cm" svg:y="6.654cm">
          <text:p text:style-name="P3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9" draw:layer="layout" svg:width="5.041cm" svg:height="1.011cm" svg:x="19.841cm" svg:y="4.981cm">
          <text:p text:style-name="P8"><text:span text:style-name="T1">Position (i0,i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" draw:text-style-name="P9" draw:layer="layout" svg:width="2.138cm" svg:height="1.012cm" draw:transform="rotate (1.5707963267949) translate (0.632cm 8.247cm)">
          <text:p text:style-name="P8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7.706cm" svg:y1="4.542cm" svg:x2="10.169cm" svg:y2="4.543cm">
          <text:p/>
        </draw:line>
        <draw:custom-shape draw:name="TextBox 28" draw:style-name="gr14" draw:text-style-name="P9" draw:layer="layout" svg:width="2.137cm" svg:height="1.011cm" svg:x="13.151cm" svg:y="3.319cm">
          <text:p text:style-name="P8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5" draw:text-style-name="P9" draw:layer="layout" svg:width="2.129cm" svg:height="1.013cm" svg:x="4.018cm" svg:y="2.029cm">
          <text:p text:style-name="P8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3.231cm" svg:x2="7.748cm" svg:y2="3.231cm">
          <text:p/>
        </draw:line>
        <draw:line draw:name="Straight Connector 6_1" draw:style-name="gr3" draw:text-style-name="P2" draw:layer="layout" svg:x1="9.73cm" svg:y1="4.796cm" svg:x2="9.757cm" svg:y2="10.36cm">
          <text:p/>
        </draw:line>
        <draw:custom-shape draw:name="TextBox 22_1" draw:style-name="gr16" draw:text-style-name="P9" draw:layer="layout" svg:width="2.13cm" svg:height="1.012cm" draw:transform="rotate (1.5707963267949) translate (8.509cm 8.443cm)">
          <text:p text:style-name="P8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2" draw:layer="layout" svg:x1="19.606cm" svg:y1="3.696cm" svg:x2="19.607cm" svg:y2="11.232cm">
          <text:p/>
        </draw:line>
        <draw:custom-shape draw:name="TextBox 22_2" draw:style-name="gr17" draw:text-style-name="P9" draw:layer="layout" svg:width="2.138cm" svg:height="1.012cm" draw:transform="rotate (1.5707963267949) translate (18.532cm 8.348cm)">
          <text:p text:style-name="P8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7.559cm" svg:y1="3.221cm" svg:x2="20.022cm" svg:y2="3.222cm">
          <text:p/>
        </draw:line>
        <draw:custom-shape draw:name="TextBox 28_0" draw:style-name="gr18" draw:text-style-name="P9" draw:layer="layout" svg:width="2.137cm" svg:height="1.011cm" svg:x="22.751cm" svg:y="2.019cm">
          <text:p text:style-name="P8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0" draw:layer="layout" svg:width="2.83cm" svg:height="0.962cm" svg:x="13.716cm" svg:y="7.239cm">
          <draw:text-box>
            <text:p>Matrix B</text:p>
          </draw:text-box>
        </draw:frame>
        <draw:frame draw:style-name="gr20" draw:text-style-name="P10" draw:layer="layout" svg:width="2.864cm" svg:height="0.962cm" svg:x="22.536cm" svg:y="7.493cm">
          <draw:text-box>
            <text:p>Matrix C</text:p>
          </draw:text-box>
        </draw:frame>
        <draw:frame draw:style-name="gr21" draw:text-style-name="P10" draw:layer="layout" svg:width="2.792cm" svg:height="0.962cm" svg:x="3.673cm" svg:y="7.684cm">
          <draw:text-box>
            <text:p>Matrix A</text:p>
          </draw:text-box>
        </draw:frame>
        <draw:custom-shape draw:style-name="gr22" draw:text-style-name="P12" draw:layer="layout" svg:width="0.635cm" svg:height="0.635cm" svg:x="6.096cm" svg:y="12.065cm">
          <text:p text:style-name="P11"><text:span text:style-name="T4">i0,0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635cm" svg:height="0.635cm" svg:x="6.096cm" svg:y="13.665cm">
          <text:p text:style-name="P11"><text:span text:style-name="T4">0,i1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0.748cm" svg:height="0.962cm" svg:x="5.939cm" svg:y="12.815cm">
          <draw:text-box>
            <text:p><text:span text:style-name="T5">*</text:span></text:p>
          </draw:text-box>
        </draw:frame>
        <draw:line draw:style-name="gr25" draw:text-style-name="P15" draw:layer="layout" svg:x1="6.614cm" svg:y1="12.736cm" svg:x2="6.614cm" svg:y2="13.625cm">
          <text:p/>
        </draw:line>
        <draw:frame draw:style-name="gr24" draw:text-style-name="P14" draw:layer="layout" svg:width="0.875cm" svg:height="0.962cm" svg:x="6.808cm" svg:y="12.708cm">
          <draw:text-box>
            <text:p><text:span text:style-name="T5">+</text:span></text:p>
          </draw:text-box>
        </draw:frame>
        <draw:custom-shape draw:style-name="gr22" draw:text-style-name="P12" draw:layer="layout" svg:width="0.635cm" svg:height="0.635cm" svg:x="7.796cm" svg:y="12.065cm">
          <text:p text:style-name="P11"><text:span text:style-name="T4">i0,1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635cm" svg:height="0.635cm" svg:x="7.796cm" svg:y="13.665cm">
          <text:p text:style-name="P11"><text:span text:style-name="T4">1,i1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0.748cm" svg:height="0.962cm" svg:x="7.639cm" svg:y="12.815cm">
          <draw:text-box>
            <text:p><text:span text:style-name="T5">*</text:span></text:p>
          </draw:text-box>
        </draw:frame>
        <draw:line draw:style-name="gr25" draw:text-style-name="P15" draw:layer="layout" svg:x1="8.314cm" svg:y1="12.736cm" svg:x2="8.314cm" svg:y2="13.625cm">
          <text:p/>
        </draw:line>
        <draw:frame draw:style-name="gr24" draw:text-style-name="P14" draw:layer="layout" svg:width="0.875cm" svg:height="0.962cm" svg:x="8.509cm" svg:y="12.708cm">
          <draw:text-box>
            <text:p><text:span text:style-name="T5">+</text:span></text:p>
          </draw:text-box>
        </draw:frame>
        <draw:custom-shape draw:style-name="gr22" draw:text-style-name="P12" draw:layer="layout" svg:width="0.635cm" svg:height="0.635cm" svg:x="9.497cm" svg:y="12.065cm">
          <text:p text:style-name="P11"><text:span text:style-name="T4">i0,2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635cm" svg:height="0.635cm" svg:x="9.497cm" svg:y="13.665cm">
          <text:p text:style-name="P11"><text:span text:style-name="T4">2,i1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0.748cm" svg:height="0.962cm" svg:x="9.34cm" svg:y="12.815cm">
          <draw:text-box>
            <text:p><text:span text:style-name="T5">*</text:span></text:p>
          </draw:text-box>
        </draw:frame>
        <draw:line draw:style-name="gr25" draw:text-style-name="P15" draw:layer="layout" svg:x1="10.015cm" svg:y1="12.736cm" svg:x2="10.015cm" svg:y2="13.625cm">
          <text:p/>
        </draw:line>
        <draw:frame draw:style-name="gr24" draw:text-style-name="P14" draw:layer="layout" svg:width="0.875cm" svg:height="0.962cm" svg:x="10.209cm" svg:y="12.708cm">
          <draw:text-box>
            <text:p><text:span text:style-name="T5">+</text:span></text:p>
          </draw:text-box>
        </draw:frame>
        <draw:custom-shape draw:style-name="gr22" draw:text-style-name="P12" draw:layer="layout" svg:width="0.635cm" svg:height="0.635cm" svg:x="11.197cm" svg:y="12.065cm">
          <text:p text:style-name="P11"><text:span text:style-name="T4">i0,3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635cm" svg:height="0.635cm" svg:x="11.197cm" svg:y="13.665cm">
          <text:p text:style-name="P11"><text:span text:style-name="T4">3,i1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0.748cm" svg:height="0.962cm" svg:x="11.04cm" svg:y="12.815cm">
          <draw:text-box>
            <text:p><text:span text:style-name="T5">*</text:span></text:p>
          </draw:text-box>
        </draw:frame>
        <draw:line draw:style-name="gr25" draw:text-style-name="P15" draw:layer="layout" svg:x1="11.715cm" svg:y1="12.736cm" svg:x2="11.715cm" svg:y2="13.625cm">
          <text:p/>
        </draw:line>
        <draw:frame draw:style-name="gr24" draw:text-style-name="P14" draw:layer="layout" svg:width="0.875cm" svg:height="0.962cm" svg:x="11.909cm" svg:y="12.708cm">
          <draw:text-box>
            <text:p><text:span text:style-name="T5">+</text:span></text:p>
          </draw:text-box>
        </draw:frame>
        <draw:custom-shape draw:style-name="gr22" draw:text-style-name="P12" draw:layer="layout" svg:width="0.635cm" svg:height="0.635cm" svg:x="12.897cm" svg:y="12.065cm">
          <text:p text:style-name="P11"><text:span text:style-name="T4">i0,4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635cm" svg:height="0.635cm" svg:x="12.897cm" svg:y="13.665cm">
          <text:p text:style-name="P11"><text:span text:style-name="T4">4,i1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0.748cm" svg:height="0.962cm" svg:x="12.74cm" svg:y="12.815cm">
          <draw:text-box>
            <text:p><text:span text:style-name="T5">*</text:span></text:p>
          </draw:text-box>
        </draw:frame>
        <draw:line draw:style-name="gr25" draw:text-style-name="P15" draw:layer="layout" svg:x1="13.415cm" svg:y1="12.736cm" svg:x2="13.415cm" svg:y2="13.625cm">
          <text:p/>
        </draw:line>
        <draw:frame draw:style-name="gr24" draw:text-style-name="P14" draw:layer="layout" svg:width="0.875cm" svg:height="0.962cm" svg:x="13.537cm" svg:y="12.708cm">
          <draw:text-box>
            <text:p><text:span text:style-name="T5">+</text:span></text:p>
          </draw:text-box>
        </draw:frame>
        <draw:custom-shape draw:style-name="gr22" draw:text-style-name="P12" draw:layer="layout" svg:width="0.635cm" svg:height="0.635cm" svg:x="14.525cm" svg:y="12.065cm">
          <text:p text:style-name="P11"><text:span text:style-name="T4">i0,5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635cm" svg:height="0.635cm" svg:x="14.525cm" svg:y="13.665cm">
          <text:p text:style-name="P11"><text:span text:style-name="T4">5,i1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0.748cm" svg:height="0.962cm" svg:x="14.368cm" svg:y="12.815cm">
          <draw:text-box>
            <text:p><text:span text:style-name="T5">*</text:span></text:p>
          </draw:text-box>
        </draw:frame>
        <draw:line draw:style-name="gr25" draw:text-style-name="P15" draw:layer="layout" svg:x1="15.043cm" svg:y1="12.736cm" svg:x2="15.043cm" svg:y2="13.625cm">
          <text:p/>
        </draw:line>
        <draw:frame draw:style-name="gr24" draw:text-style-name="P14" draw:layer="layout" svg:width="0.875cm" svg:height="0.962cm" svg:x="15.321cm" svg:y="12.69cm">
          <draw:text-box>
            <text:p><text:span text:style-name="T5">=</text:span></text:p>
          </draw:text-box>
        </draw:frame>
        <draw:frame draw:style-name="gr24" draw:text-style-name="P14" draw:layer="layout" svg:width="4.659cm" svg:height="0.962cm" svg:x="8.803cm" svg:y="14.478cm">
          <draw:text-box>
            <text:p><text:span text:style-name="T5">C</text:span><text:span text:style-name="T5">o</text:span><text:span text:style-name="T5">l</text:span><text:span text:style-name="T5">u</text:span><text:span text:style-name="T5">m</text:span><text:span text:style-name="T5">n</text:span><text:span text:style-name="T5"> </text:span><text:span text:style-name="T5">i</text:span><text:span text:style-name="T5">1</text:span><text:span text:style-name="T5"> </text:span><text:span text:style-name="T5">o</text:span><text:span text:style-name="T5">f</text:span><text:span text:style-name="T5"> </text:span><text:span text:style-name="T5">B</text:span></text:p>
          </draw:text-box>
        </draw:frame>
        <draw:frame draw:style-name="gr24" draw:text-style-name="P14" draw:layer="layout" svg:width="3.707cm" svg:height="0.962cm" svg:x="9.144cm" svg:y="10.976cm">
          <draw:text-box>
            <text:p><text:span text:style-name="T5">R</text:span><text:span text:style-name="T5">o</text:span><text:span text:style-name="T5">w</text:span><text:span text:style-name="T5"> </text:span><text:span text:style-name="T5">i</text:span><text:span text:style-name="T5">0</text:span><text:span text:style-name="T5"> </text:span><text:span text:style-name="T5">o</text:span><text:span text:style-name="T5">f</text:span><text:span text:style-name="T5"> </text:span><text:span text:style-name="T5">A</text:span></text:p>
          </draw:text-box>
        </draw:frame>
        <draw:custom-shape draw:style-name="gr26" draw:text-style-name="P16" draw:layer="layout" svg:width="0.635cm" svg:height="0.635cm" svg:x="16.237cm" svg:y="12.863cm">
          <text:p text:style-name="P11"><text:span text:style-name="T4">I0,i1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3.779cm" svg:height="0.962cm" svg:x="1.27cm" svg:y="12.727cm">
          <draw:text-box>
            <text:p><text:span text:style-name="T5">D</text:span><text:span text:style-name="T5">o</text:span><text:span text:style-name="T5">t</text:span><text:span text:style-name="T5"> </text:span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/text:p>
          </draw:text-box>
        </draw:frame>
        <draw:line draw:style-name="gr27" draw:text-style-name="P17" draw:layer="layout" svg:x1="17.018cm" svg:y1="12.7cm" svg:x2="21.844cm" svg:y2="6.73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3-09-04T13:02:36.377567603</dc:date>
    <meta:editing-duration>PT44M6S</meta:editing-duration>
    <meta:editing-cycles>6</meta:editing-cycles>
    <meta:generator>LibreOffice/7.3.7.2$Linux_X86_64 LibreOffice_project/30$Build-2</meta:generator>
    <meta:document-statistic meta:object-count="61"/>
  </office:meta>
</office:document-meta>
</file>